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177241E0D3EB4C8C.jpg" manifest:media-type="image/jpeg"/>
  <manifest:file-entry manifest:full-path="Pictures/100000000000005E0000005E64800FC68441C38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IPAexゴシック" svg:font-family="IPAexゴシック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1.545cm" fo:min-width="0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1.046cm" fo:min-width="0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1.044cm" fo:min-width="0cm"/>
    </style:style>
    <style:style style:name="gr4" style:family="graphic" style:parent-style-name="standard">
      <style:graphic-properties draw:stroke="none" draw:fill="bitmap" draw:fill-color="#ff8a65" draw:fill-image-name="Ice_20_light" draw:opacity="97%" draw:textarea-horizontal-align="justify" draw:textarea-vertical-align="middle" draw:auto-grow-height="false" fo:min-height="1.146cm" fo:min-width="0.596cm"/>
    </style:style>
    <style:style style:name="gr5" style:family="graphic" style:parent-style-name="standard">
      <style:graphic-properties draw:stroke="none" draw:fill="bitmap" draw:fill-color="#ff8a65" draw:fill-image-name="Stone" draw:textarea-horizontal-align="justify" draw:textarea-vertical-align="middle" draw:auto-grow-height="false" fo:min-height="1.146cm" fo:min-width="0.594cm"/>
    </style:style>
    <style:style style:name="gr6" style:family="graphic" style:parent-style-name="standard">
      <style:graphic-properties draw:stroke="none" draw:fill="gradient" draw:fill-gradient-name="Gradient_20_6" draw:textarea-horizontal-align="justify" draw:textarea-vertical-align="middle" draw:auto-grow-height="false" fo:min-height="0.103cm" fo:min-width="0cm"/>
    </style:style>
    <style:style style:name="gr7" style:family="graphic" style:parent-style-name="standard">
      <style:graphic-properties draw:fill="gradient" draw:fill-color="#000000" draw:fill-gradient-name="Gradient_20_16" draw:textarea-horizontal-align="justify" draw:textarea-vertical-align="middle" draw:auto-grow-height="false" fo:min-height="0.114cm" fo:min-width="0cm"/>
    </style:style>
    <style:style style:name="gr8" style:family="graphic" style:parent-style-name="standard">
      <style:graphic-properties draw:stroke="none" svg:stroke-width="0cm" svg:stroke-color="#3465af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0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9" style:family="graphic" style:parent-style-name="standard">
      <style:graphic-properties draw:stroke="none" draw:fill-color="#000000"/>
    </style:style>
    <style:style style:name="gr10" style:family="graphic" style:parent-style-name="standard">
      <style:graphic-properties draw:stroke="none" svg:stroke-color="#000000" draw:fill="none" draw:fill-color="#ffffff" fo:min-height="0.16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268cm"/>
      <style:paragraph-properties style:writing-mode="lr-tb"/>
    </style:style>
    <style:style style:name="gr12" style:family="graphic" style:parent-style-name="objectwithoutfill">
      <style:graphic-properties draw:stroke="dash" draw:stroke-dash="Dash_20_Dot_20_Dot_20__28_Rounded_29_" svg:stroke-width="0.035cm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="gradient" draw:fill-color="#fff8e1" draw:fill-gradient-name="Gradient_20_23" draw:textarea-horizontal-align="justify" draw:textarea-vertical-align="middle" draw:auto-grow-height="false" fo:min-height="0.248cm" fo:min-width="0.395cm"/>
      <style:paragraph-properties style:writing-mode="lr-tb"/>
    </style:style>
    <style:style style:name="gr14" style:family="graphic" style:parent-style-name="standard">
      <style:graphic-properties svg:stroke-width="0.028cm" draw:marker-start-width="0.242cm" draw:marker-end-width="0.242cm" draw:fill="none" draw:textarea-horizontal-align="justify" draw:textarea-vertical-align="middle" draw:auto-grow-height="false" fo:min-height="2.326cm" fo:min-width="0.829cm" fo:padding-top="0.139cm" fo:padding-bottom="0.139cm" fo:padding-left="0.264cm" fo:padding-right="0.264cm"/>
    </style:style>
    <style:style style:name="gr15" style:family="graphic" style:parent-style-name="standard">
      <style:graphic-properties svg:stroke-width="0.028cm" draw:marker-start-width="0.242cm" draw:marker-end-width="0.242cm" draw:fill="none" draw:textarea-horizontal-align="justify" draw:textarea-vertical-align="middle" draw:auto-grow-height="false" fo:min-height="2.332cm" fo:min-width="0.772cm" fo:padding-top="0.139cm" fo:padding-bottom="0.139cm" fo:padding-left="0.264cm" fo:padding-right="0.264cm"/>
    </style:style>
    <style:style style:name="gr16" style:family="graphic" style:parent-style-name="standard">
      <style:graphic-properties svg:stroke-width="0.053cm" svg:stroke-color="#ff3d00" draw:marker-start-width="0.279cm" draw:marker-end-width="0.279cm" draw:fill="none" draw:textarea-horizontal-align="justify" draw:textarea-vertical-align="middle" draw:auto-grow-height="false" fo:min-height="2.61cm" fo:min-width="0.93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0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bitmap" draw:fill-color="#ff8a65" draw:fill-image-name="Ice_20_light" draw:opacity="97%"/>
      <style:paragraph-properties fo:text-align="center"/>
    </style:style>
    <style:style style:name="P3" style:family="paragraph">
      <loext:graphic-properties draw:fill="bitmap" draw:fill-color="#ff8a65" draw:fill-image-name="Stone"/>
      <style:paragraph-properties fo:text-align="center"/>
    </style:style>
    <style:style style:name="P4" style:family="paragraph">
      <loext:graphic-properties draw:fill="gradient" draw:fill-gradient-name="Gradient_20_6"/>
      <style:paragraph-properties fo:text-align="center"/>
    </style:style>
    <style:style style:name="P5" style:family="paragraph">
      <loext:graphic-properties draw:fill="gradient" draw:fill-color="#000000" draw:fill-gradient-name="Gradient_20_16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fff8e1" draw:fill-gradient-name="Gradient_20_23"/>
      <style:paragraph-properties fo:text-align="center"/>
      <style:text-properties fo:font-size="6pt" style:font-size-asian="6pt" style:font-size-complex="6pt"/>
    </style:style>
    <style:style style:name="P9" style:family="paragraph">
      <style:paragraph-properties fo:text-align="center"/>
      <style:text-properties fo:color="#3d5afe" loext:opacity="100%"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3d5afe" loext:opacity="100%" fo:font-size="7pt" fo:font-weight="bold" style:font-size-asian="7pt" style:font-weight-asian="bold" style:font-size-complex="7pt" style:font-weight-complex="bold"/>
    </style:style>
    <style:style style:name="P11" style:family="paragraph">
      <style:paragraph-properties fo:text-align="center"/>
      <style:text-properties fo:color="#ff1744" loext:opacity="100%" fo:font-size="7pt" fo:font-weight="bold" style:font-size-asian="7pt" style:font-weight-asian="bold" style:font-size-complex="7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color="#ff1744" loext:opacity="100%" fo:font-size="7pt" fo:font-weight="bold" style:font-size-asian="7pt" style:font-weight-asian="bold" style:font-size-complex="7pt" style:font-weight-complex="bold"/>
    </style:style>
    <style:style style:name="P13" style:family="paragraph">
      <style:paragraph-properties fo:text-align="center"/>
      <style:text-properties fo:color="#212121" loext:opacity="100%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color="#212121" loext:opacity="100%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15" style:family="paragraph">
      <style:paragraph-properties fo:text-align="center"/>
      <style:text-properties fo:color="#212121" loext:opacity="100%" style:font-name="IPAexゴシック" fo:font-size="6pt" fo:font-style="italic" fo:font-weight="bold" style:font-name-asian="IPAexゴシック" style:font-size-asian="6pt" style:font-style-asian="italic" style:font-weight-asian="bold" style:font-size-complex="6pt" style:font-style-complex="italic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212121" loext:opacity="100%" style:font-name="IPAexゴシック" fo:font-size="6pt" fo:font-style="italic" fo:font-weight="bold" style:font-name-asian="IPAexゴシック" style:font-size-asian="6pt" style:font-style-asian="italic" style:font-weight-asian="bold" style:font-size-complex="6pt" style:font-style-complex="italic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3d5afe" loext:opacity="100%" fo:font-size="7pt" fo:font-weight="bold" style:font-size-asian="7pt" style:font-weight-asian="bold" style:font-size-complex="7pt" style:font-weight-complex="bold"/>
    </style:style>
    <style:style style:name="T5" style:family="text">
      <style:text-properties fo:color="#ff1744" loext:opacity="100%" fo:font-size="7pt" fo:font-weight="bold" style:font-size-asian="7pt" style:font-weight-asian="bold" style:font-size-complex="7pt" style:font-weight-complex="bold"/>
    </style:style>
    <style:style style:name="T6" style:family="text">
      <style:text-properties fo:color="#212121" loext:opacity="100%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7" style:family="text">
      <style:text-properties fo:color="#212121" loext:opacity="100%" style:font-name="IPAexゴシック" fo:font-size="6pt" fo:font-style="italic" fo:font-weight="bold" style:font-name-asian="IPAexゴシック" style:font-size-asian="6pt" style:font-style-asian="italic" style:font-weight-asian="bold" style:font-size-complex="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0.1cm" svg:height="1.795cm" svg:x="1.877cm" svg:y="1.0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1.296cm" draw:transform="rotate (1.5707963267949) translate (1.877cm 2.851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.795cm" svg:x="3.073cm" svg:y="1.056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1cm" svg:height="1.795cm" svg:x="4.57cm" svg:y="1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1cm" svg:height="1.294cm" draw:transform="rotate (1.5707963267949) translate (4.57cm 2.85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cm" svg:height="1.795cm" svg:x="5.764cm" svg:y="1.056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2" draw:layer="layout" svg:width="1.096cm" svg:height="1.396cm" svg:x="1.974cm" svg:y="1.3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094cm" svg:height="1.396cm" svg:x="4.67cm" svg:y="1.3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99cm" svg:height="0.499cm" svg:x="2.157cm" svg:y="1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cm" svg:height="0.394cm" svg:x="2.35cm" svg:y="0.027cm">
          <text:p/>
          <draw:enhanced-geometry svg:viewBox="0 0 88 21600" draw:glue-points="44 ?f6 44 0 0 10800 44 21600 88 10800" draw:text-areas="0 ?f6 88 ?f3" draw:mirror-horizontal="false" draw:mirror-vertical="false" draw:type="can" draw:modifiers="1133.055786844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3d:scene draw:style-name="gr8" svg:width="0.1cm" svg:height="0.2cm" svg:x="2.35cm" svg:y="0.42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" draw:layer="layout"/>
        </dr3d:scene>
        <dr3d:scene draw:style-name="gr8" svg:width="0.099cm" svg:height="0.199cm" svg:x="2.357cm" svg:y="1.25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" draw:layer="layout"/>
        </dr3d:scene>
        <draw:frame draw:style-name="gr10" draw:text-style-name="P6" draw:layer="layout" svg:width="1.964cm" svg:height="1.073cm" svg:x="1.548cm" svg:y="2.836cm">
          <draw:text-box>
            <text:p text:style-name="P1"><text:span text:style-name="T1">非</text:span><text:span text:style-name="T2">平衡状</text:span><text:span text:style-name="T2">態</text:span></text:p>
            <text:p text:style-name="P1"><text:span text:style-name="T2">拡散</text:span></text:p>
          </draw:text-box>
        </draw:frame>
        <draw:frame draw:style-name="gr11" draw:text-style-name="P6" draw:layer="layout" svg:width="1.9cm" svg:height="0.662cm" svg:x="4.256cm" svg:y="2.84cm">
          <draw:text-box>
            <text:p text:style-name="P1"><text:span text:style-name="T2">平衡</text:span><text:span text:style-name="T2">状態</text:span></text:p>
          </draw:text-box>
        </draw:frame>
        <dr3d:scene draw:style-name="gr8" svg:width="0.099cm" svg:height="0.199cm" svg:x="2.357cm" svg:y="0.81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" draw:layer="layout"/>
        </dr3d:scene>
        <draw:custom-shape draw:style-name="gr1" draw:text-style-name="P1" draw:layer="layout" svg:width="0.1cm" svg:height="1.795cm" svg:x="0.1cm" svg:y="1.0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1.296cm" draw:transform="rotate (1.5707963267949) translate (0.1cm 2.8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cm" svg:height="1.795cm" svg:x="1.296cm" svg:y="1.0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096cm" svg:height="1.396cm" svg:x="0.197cm" svg:y="1.348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9cm" svg:height="0.662cm" svg:x="-0.204cm" svg:y="2.838cm">
          <draw:text-box>
            <text:p text:style-name="P1"><text:span text:style-name="T2">平衡</text:span><text:span text:style-name="T2">状態</text:span></text:p>
          </draw:text-box>
        </draw:frame>
        <draw:line draw:style-name="gr12" draw:text-style-name="P7" draw:layer="layout" svg:x1="3.9cm" svg:y1="0.1cm" svg:x2="3.9cm" svg:y2="4.35cm">
          <text:p/>
        </draw:line>
        <draw:custom-shape draw:style-name="gr13" draw:text-style-name="P8" draw:layer="layout" svg:width="1.022cm" svg:height="0.995cm" svg:x="3.43cm" svg:y="1.505cm">
          <text:p text:style-name="P1"><text:span text:style-name="T3">時間経過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03cm" svg:height="2.75cm" svg:x="0cm" svg:y="0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44cm" svg:height="2.75cm" svg:x="4.501cm" svg:y="0.7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1.642cm" svg:height="3.072cm" svg:x="1.702cm" svg:y="0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0" draw:layer="layout" svg:width="2cm" svg:height="0.607cm" svg:x="-0.25cm" svg:y="3.4cm">
          <draw:text-box>
            <text:p text:style-name="P9"><text:span text:style-name="T4">熱力学</text:span><text:span text:style-name="T4">の対象</text:span></text:p>
          </draw:text-box>
        </draw:frame>
        <draw:frame draw:style-name="gr17" draw:text-style-name="P10" draw:layer="layout" svg:width="2cm" svg:height="0.607cm" svg:x="4.25cm" svg:y="3.4cm">
          <draw:text-box>
            <text:p text:style-name="P9"><text:span text:style-name="T4">熱力学の対象</text:span></text:p>
          </draw:text-box>
        </draw:frame>
        <draw:frame draw:style-name="gr17" draw:text-style-name="P12" draw:layer="layout" svg:width="2cm" svg:height="0.963cm" svg:x="1.5cm" svg:y="3.672cm">
          <draw:text-box>
            <text:p text:style-name="P11"><text:span text:style-name="T5">熱力学では</text:span></text:p>
            <text:p text:style-name="P11"><text:span text:style-name="T5">扱えない</text:span></text:p>
          </draw:text-box>
        </draw:frame>
        <draw:frame draw:style-name="gr17" draw:text-style-name="P14" draw:layer="layout" svg:width="2cm" svg:height="0.556cm" svg:x="-0.3cm" svg:y="2.144cm">
          <draw:text-box>
            <text:p text:style-name="P13"><text:span text:style-name="T6">（始状態）</text:span></text:p>
          </draw:text-box>
        </draw:frame>
        <draw:frame draw:style-name="gr17" draw:text-style-name="P16" draw:layer="layout" svg:width="2cm" svg:height="0.5cm" svg:x="1.55cm" svg:y="2.178cm">
          <draw:text-box>
            <text:p text:style-name="P15"><text:span text:style-name="T7">変化を与える</text:span></text:p>
          </draw:text-box>
        </draw:frame>
        <draw:frame draw:style-name="gr17" draw:text-style-name="P14" draw:layer="layout" svg:width="2cm" svg:height="0.556cm" svg:x="4.2cm" svg:y="2.144cm">
          <draw:text-box>
            <text:p text:style-name="P13"><text:span text:style-name="T6">（終状態）</text:span></text:p>
          </draw:text-box>
        </draw:frame>
        <dr3d:scene draw:style-name="gr8" svg:width="0.1cm" svg:height="0.2cm" svg:x="2.35cm" svg:y="0.57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" draw:layer="layout"/>
        </dr3d:sce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IPAexゴシック" svg:font-family="IPAexゴシック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Gradient_20_16" draw:display-name="Gradient 16" draw:style="linear" draw:start-color="#3949ab" draw:end-color="#3d5afe" draw:start-intensity="100%" draw:end-intensity="100%" draw:angle="30deg" draw:border="0%"/>
    <draw:gradient draw:name="Gradient_20_17" draw:display-name="Gradient 17" draw:style="linear" draw:start-color="#7b86cd" draw:end-color="#8a9cfe" draw:start-intensity="100%" draw:end-intensity="100%" draw:angle="30deg" draw:border="0%"/>
    <draw:gradient draw:name="Gradient_20_23" draw:display-name="Gradient 23" draw:style="linear" draw:start-color="#1e88e5" draw:end-color="#b3e5fc" draw:start-intensity="100%" draw:end-intensity="100%" draw:angle="30deg" draw:border="0%"/>
    <draw:gradient draw:name="Gradient_20_6" draw:display-name="Gradient 6" draw:style="radial" draw:cx="50%" draw:cy="50%" draw:start-color="#fafafa" draw:end-color="#000000" draw:start-intensity="100%" draw:end-intensity="100%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Ice_20_light" draw:display-name="Ice light" xlink:href="Pictures/100000000000005E0000005E64800FC68441C38A.jpg" xlink:type="simple" xlink:show="embed" xlink:actuate="onLoad"/>
    <draw:fill-image draw:name="Stone" xlink:href="Pictures/100000000000020000000200177241E0D3EB4C8C.jpg" xlink:type="simple" xlink:show="embed" xlink:actuate="onLoad"/>
    <draw:marker draw:name="Arrow" svg:viewBox="0 0 20 30" svg:d="M10 0l-10 30h20z"/>
    <draw:stroke-dash draw:name="Dash_20_Dot_20_Dot_20__28_Rounded_29_" draw:display-name="Dash Dot Dot (Rounded)" draw:style="round" draw:dots1="1" draw:dots1-length="201%" draw:dots2="2" draw:dots2-length="1%" draw:distance="199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8-27T19:03:38.336243883</dc:date>
    <meta:editing-duration>PT3H21M40S</meta:editing-duration>
    <meta:editing-cycles>115</meta:editing-cycles>
    <meta:generator>LibreOffice/7.3.5.2$Linux_X86_64 LibreOffice_project/30$Build-2</meta:generator>
    <meta:document-statistic meta:object-count="37"/>
  </office:meta>
</office:document-meta>
</file>